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5b1eb"/>
    </style:style>
    <style:style style:name="P2" style:family="paragraph" style:parent-style-name="Standard">
      <style:text-properties officeooo:paragraph-rsid="000741f6"/>
    </style:style>
    <style:style style:name="P3" style:family="paragraph" style:parent-style-name="Standard">
      <style:text-properties officeooo:paragraph-rsid="0008dca6"/>
    </style:style>
    <style:style style:name="P4" style:family="paragraph" style:parent-style-name="Standard">
      <style:text-properties officeooo:rsid="0005b1eb" officeooo:paragraph-rsid="0005b1eb"/>
    </style:style>
    <style:style style:name="P5" style:family="paragraph" style:parent-style-name="Standard">
      <style:text-properties fo:color="#000000" style:font-name="Courier New" fo:font-size="9pt" officeooo:rsid="0005b1eb" officeooo:paragraph-rsid="0005b1eb" style:font-size-asian="9pt"/>
    </style:style>
    <style:style style:name="P6" style:family="paragraph" style:parent-style-name="Standard">
      <style:text-properties fo:color="#000000" style:font-name="Courier New" fo:font-size="9pt" officeooo:rsid="000741f6" officeooo:paragraph-rsid="000741f6" style:font-size-asian="9pt"/>
    </style:style>
    <style:style style:name="P7" style:family="paragraph" style:parent-style-name="Standard">
      <style:text-properties fo:color="#000000" style:font-name="Courier New" fo:font-size="9pt" officeooo:rsid="0008dca6" officeooo:paragraph-rsid="0008dca6" style:font-size-asian="9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master-page-name="Standard">
      <style:paragraph-properties style:page-number="auto"/>
      <style:text-properties fo:color="#000000" style:font-name="Courier New" fo:font-size="9pt" officeooo:rsid="0005b1eb" officeooo:paragraph-rsid="0005b1eb" style:font-size-asian="9pt"/>
    </style:style>
    <style:style style:name="T1" style:family="text">
      <style:text-properties fo:color="#000000" style:font-name="Courier New" fo:font-size="9pt" style:font-size-asian="9pt"/>
    </style:style>
    <style:style style:name="T2" style:family="text">
      <style:text-properties fo:color="#000000" style:font-name="Courier New" fo:font-size="9pt" officeooo:rsid="0005b1eb" style:font-size-asian="9pt"/>
    </style:style>
    <style:style style:name="T3" style:family="text">
      <style:text-properties fo:color="#000000" style:font-name="Courier New" fo:font-size="9pt" officeooo:rsid="000741f6" style:font-size-asian="9pt"/>
    </style:style>
    <style:style style:name="T4" style:family="text">
      <style:text-properties fo:color="#000000" style:font-name="Courier New" fo:font-size="9pt" officeooo:rsid="0008dca6" style:font-size-asian="9pt"/>
    </style:style>
    <style:style style:name="T5" style:family="text">
      <style:text-properties fo:color="#000000" style:font-name="Courier New" fo:font-size="9pt" officeooo:rsid="000a7aab" style:font-size-asian="9pt"/>
    </style:style>
    <style:style style:name="T6" style:family="text">
      <style:text-properties fo:color="#000000" style:font-name="Courier New" fo:font-size="9pt" officeooo:rsid="000d2d1f" style:font-size-asian="9pt"/>
    </style:style>
    <style:style style:name="T7" style:family="text">
      <style:text-properties fo:color="#000000" style:font-name="Courier New" fo:font-size="9pt" officeooo:rsid="000d93fc" style:font-size-asian="9pt"/>
    </style:style>
    <style:style style:name="T8" style:family="text">
      <style:text-properties fo:color="#000000" style:font-name="Courier New" fo:font-size="9pt" officeooo:rsid="000f8501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mat of a perturbation configuration (.pcf) file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1"># Section 1 (Time warping): </text:span><text:span text:style-name="T2">[</text:span><text:span text:style-name="T1">tBegin, rate1, dur1, durHold, rate2</text:span><text:span text:style-name="T2">], or [sent0, tBegin, rate1, dur1, durHold, rate2]</text:span></text:p>
            <text:p text:style-name="P9">1</text:p>
            <text:p text:style-name="P1"><text:span text:style-name="T2">{five or six numbers, </text:span><text:span text:style-name="T5">seperated by </text:span><text:span text:style-name="T6">commas</text:span><text:span text:style-name="T2">: </text:span><text:span text:style-name="T3">(see comments above)</text:span><text:span text:style-name="T2">}</text:span></text:p>
            <text:p text:style-name="P5"/>
            <text:p text:style-name="P6"># Section 2: stat pitchShift(st) gainShift(dB) fmtPertAmp fmtPertPhi(rad)</text:p>
            <text:p text:style-name="P6">{Number of sentence states, e.g., 10}</text:p>
            <text:p text:style-name="P2"><text:span text:style-name="T3">{Line 1 for state 0: stateNum pitchShift gainShift fmtPertAmp fmtPertPhi </text:span><text:span text:style-name="T7">(space- </text:span><text:span text:style-name="T8">or comma-</text:span><text:span text:style-name="T7">separated)</text:span><text:span text:style-name="T3">}</text:span></text:p>
            <text:p text:style-name="P3"><text:span text:style-name="T3">{Line </text:span><text:span text:style-name="T4">2</text:span><text:span text:style-name="T3"> for state </text:span><text:span text:style-name="T4">1</text:span><text:span text:style-name="T3">: stateNum pitchShift gainShift fmtPertAmp fmtPertPhi </text:span><text:span text:style-name="T7">(space- </text:span><text:span text:style-name="T8">or comma-</text:span><text:span text:style-name="T7">separated)</text:span><text:span text:style-name="T4">}</text:span></text:p>
            <text:p text:style-name="P7">...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7:25:11.01</meta:creation-date>
    <dc:date>2013-04-03T00:00:20.47</dc:date>
    <meta:editing-duration>PT12M29S</meta:editing-duration>
    <meta:editing-cycles>10</meta:editing-cycles>
    <meta:generator>LibreOffice/4.0.0.3$Windows_x86 LibreOffice_project/7545bee9c2a0782548772a21bc84a9dcc583b89</meta:generator>
    <meta:document-statistic meta:table-count="1" meta:image-count="0" meta:object-count="0" meta:page-count="1" meta:paragraph-count="9" meta:word-count="76" meta:character-count="544" meta:non-whitespace-character-count="477"/>
  </office:meta>
</office:document-meta>
</file>